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size="14pt" officeooo:rsid="00230a96" style:font-size-asian="14pt" style:language-asian="fr" style:country-asian="FR" style:font-size-complex="14pt"/>
    </style:style>
    <style:style style:name="T1" style:family="text">
      <style:text-properties officeooo:rsid="002342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span text:style-name="T1">Ce programme est un programme qui permet à la fois de jouer au pierre feuille ciseaux mais aussi au morpions. Le pierre feuille ciseaux est un jeu où l’on peut jouer seul grâce au random et un système de point alors que le morpions est un jeux que l’on peut jouer à deux.</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25cm" style:contextual-spacing="false" fo:line-height="0.487cm"/>
      <style:text-properties fo:font-size="12pt" style:font-size-asian="12pt" style:language-asian="fr" style:country-asian="FR" style:font-size-complex="12pt"/>
    </style:style>
    <style:style style:name="arial" style:family="paragraph" style:parent-style-name="Normal_20__28_Web_29_">
      <style:paragraph-properties fo:margin-left="0cm" fo:margin-right="0cm" fo:margin-top="0.176cm" fo:margin-bottom="0cm" style:contextual-spacing="false" fo:text-indent="0cm" style:auto-text-indent="false" style:writing-mode="lr-tb"/>
      <style:text-properties fo:color="#000000" loext:opacity="100%" style:font-name="Times New Roman" fo:font-family="'Times New Roman'" style:font-family-generic="roman" style:font-pitch="variable" fo:font-size="14pt" style:text-underline-style="none" fo:font-weight="bold" officeooo:rsid="001d41b1"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09T20:16:13.838000000</meta:creation-date>
    <meta:editing-duration>PT8M5S</meta:editing-duration>
    <meta:editing-cycles>2</meta:editing-cycles>
    <meta:generator>LibreOffice/7.2.2.2$Windows_X86_64 LibreOffice_project/02b2acce88a210515b4a5bb2e46cbfb63fe97d56</meta:generator>
    <dc:date>2022-01-09T20:24:15.440000000</dc:date>
    <meta:document-statistic meta:table-count="0" meta:image-count="0" meta:object-count="0" meta:page-count="1" meta:paragraph-count="1" meta:word-count="53" meta:character-count="272" meta:non-whitespace-character-count="219"/>
  </office:meta>
</office:document-meta>
</file>